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5.72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beration Mono" fo:font-size="20pt" style:font-size-asian="20pt" style:font-size-complex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font-name="Liberation Mono" fo:font-size="20pt" style:font-size-asian="20pt" style:font-size-complex="20pt"/>
    </style:style>
    <style:style style:name="T3" style:family="text">
      <style:text-properties fo:font-size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408080" style:font-name="Liberation Mono" fo:font-size="20pt" style:font-size-asian="20pt" style:font-size-complex="20pt"/>
    </style:style>
    <style:style style:name="T6" style:family="text">
      <style:text-properties fo:color="#000000" style:font-name="Liberation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Multithreading in C++11/14</text:span></text:p>
            <text:p/>
            <text:p/>
            <text:p/>
            <text:p/>
            <text:p>Wolfram Rösler</text:p>
            <text:p/>
            <text:p/>
            <text:p><text:span text:style-name="T2">https://gitlab.com/wolframroesler/ThreadPo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2" draw:layer="layout" svg:width="25.199cm" svg:height="15.722cm" svg:x="1.4cm" svg:y="3.143cm" presentation:class="subtitle" presentation:user-transformed="true">
          <draw:text-box>
            <text:p><text:span text:style-name="T1">Multithreading Topics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Mutexes</text:span></text:p>
            <text:p><text:span text:style-name="T4">Threads</text:span></text:p>
            <text:p><text:span text:style-name="T4">Asynchronous Execution</text:span></text:p>
            <text:p><text:span text:style-name="T4">Thread Pools</text:span></text:p>
            <text:p><text:span text:style-name="T4">Condition Variables</text:span></text:p>
            <text:p><text:span text:style-name="T4">Atom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5" draw:layer="layout" svg:width="25.199cm" svg:height="12.179cm" svg:x="1.4cm" svg:y="4.914cm" presentation:class="subtitle" presentation:user-transformed="true">
          <draw:text-box>
            <text:p text:style-name="P4"><text:span text:style-name="T5">// Multithreading answers the following questions:</text:span></text:p>
            <text:p text:style-name="P4"><text:span text:style-name="T6"/></text:p>
            <text:p text:style-name="P4"><text:span text:style-name="T6">SomeFunction();</text:span></text:p>
            <text:p text:style-name="P4"><text:span text:style-name="T6"/></text:p>
            <text:p text:style-name="P4"><text:span text:style-name="T5">// How do we continue before SomeFunction has returned?</text:span></text:p>
            <text:p text:style-name="P4"><text:span text:style-name="T5">// How do we know when SomeFunction has finally returned?</text:span></text:p>
            <text:p text:style-name="P4"><text:span text:style-name="T5">// How do we get the function's return value?</text:span></text:p>
            <text:p text:style-name="P4"><text:span text:style-name="T5">// What if SomeFunction throws an exception?</text:span></text:p>
            <text:p text:style-name="P4"><text:span text:style-name="T5">// How do we communicate and synchronize with the function</text:span></text:p>
            <text:p text:style-name="P4"><text:span text:style-name="T5">// while it is running in the background?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06-07T18:42:25.774015000</dc:date>
    <dc:creator>Wolfram Rösler</dc:creator>
    <meta:editing-duration>PT21M18S</meta:editing-duration>
    <meta:editing-cycles>15</meta:editing-cycles>
    <meta:document-statistic meta:object-count="30"/>
  </office:meta>
</office:document-meta>
</file>